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Experiencias Sustentables que trasforman comunidades. ¡Inspirate e impulsá tu idea!</text:p>
      <text:p text:style-name="Author">Varios Autores</text:p>
      <text:p text:style-name="Text_20_body">© 2019 - Green Drinks Córdoba 2ª Edición</text:p>
      <text:h text:style-name="Heading_20_1" text:outline-level="1">Prólogo</text:h>
      <text:p text:style-name="First_20_paragraph">Un grupo de voluntarios fabrica ecoladrillos reutilizando el plástico de los envases desechados en una ciudad cordobesa. En otra, una ONG recolecta por su cuenta siete toneladas por mes de papel que destina al reciclado, haciendo que en vez de basura sea un nuevo recurso. En un pueblo, más al sur, un empresario se empecina –aunque aún no le cierren los costos– en fabricar bolsas realmente biodegradables, sin ningún insumo plástico. En varios parajes serranos, surgen emprendimientos turísticos ecoamigables, que priorizan reducir el impacto sobre el entorno y el paisaje. Más arriba, varios grupos dan pelea para reforestar con especies nativas los cerros que las fueron perdiendo. Hacia el este, un pueblo se propuso ser el que más basura separa y ya el 75% de sus vecinos clasifica en sus hogares los residuos que generan, mientras cientos de intendentes repiten, sin siquiera intentarlo, que eso es muy difícil. La lista sigue y crece.</text:p>
      <text:p text:style-name="Text_20_body">Es probable que Córdoba, como el país y el planeta, enfrente hoy los mayores dilemas ambientales de su historia. Paradójicamente, es seguro que nunca hubo tanta gente (aunque aún no la suficiente) generando acciones y proyectos en defensa del ecosistema. Lo que falta es que esas improntas individuales o grupales se transformen en mayor medida en fenómenos sociales y, sobre todo, que se impongan en la agenda política y económica que domina al mundo. Sin embargo, y a la vez, no habrá modo de que los grandes temas ambientales se transformen en políticas de Estado si no parten de una concientización social que nace, también, de esos esfuerzos de personas, grupos y comunidades comprometidas.</text:p>
      <text:p text:style-name="Text_20_body">De eso hablan estas historias que Green Drinks Córdoba seleccionó para este libro como muestra de los aportes y búsquedas de gente inquieta que ha generado variadas experiencias sustentables que transforman su entorno. “El tema más importante sobre el medio ambiente es uno que rara vez se menciona: la falta de ética de nuestra cultura”, planteó alguna vez Gaylord Nelson. La cita parece destinada a encajar en el relato de unos de los 16 testimonios que integran este volumen.</text:p>
      <text:p text:style-name="Text_20_body">Un hotelero que encaró en Punilla un proyecto turístico amigable con el ambiente cuenta: “Antes, cuando no existía el término ‘sustentable’, nuestros padres y abuelos hablaban de ‘hacer las cosas bien‘”. De algún modo, ese “deber ser” opera como la más sencilla explicación de la relevancia de que como humanidad avancemos, pero de modo sustentable, por aquello de que la tierra nos ha sido “prestada” por nuestros hijos, por la generación que viene.</text:p>
      <text:p text:style-name="Text_20_body">El debate sobre lo sustentable, para crecer en términos de concientización social y tornarse más masivo, requiere a esta altura que el discurso sobre la defensa del ambiente no se concentre sólo en la visión romántica, verde, de amor a la naturaleza, conservacionista y hasta idílico. Para que crezca y pase a ser más determinante en la agenda pública, el enfoque más inteligente debería apuntar a mostrar el impacto que en la vida cotidiana de la gente, aquí y ahora, representa la desaprensión por el ecosistema. Sobran ejemplos para mostrar en ese sentido.</text:p>
      <text:p text:style-name="Text_20_body">Las experiencias que aquí se cuentan –algunas entre muchas posibles– sirven como disparadores, como modelos que inspiran y motivan, como muestras de lo que cada uno puede hacer (y no sólo declamar) para apostar por el desarrollo sustentable. Agrupadas y relacionadas adquieren otro valor.</text:p>
      <text:p text:style-name="Text_20_body">El aporte de estos textos, como de otras acciones de divulgación, es que impulsan los debates de estas temáticas para regenerar ideas, abrir miradas y perspectivas, repensar soluciones y alternativas, compartir inquietudes, contagiar entusiasmos.</text:p>
      <text:p text:style-name="Text_20_body">Fernando Colautti</text:p>
      <text:p text:style-name="Text_20_body">Journal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xperiencias Sustentables que trasforman comunidades. ¡Inspirate e impulsá tu idea!</dc:title>
  </office:meta>
</office:document-meta>
</file>